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style:font-name-asian="Liberation Serif" style:font-name-complex="Calibri"/>
    </style:style>
    <style:style style:name="P2" style:parent-style-name="Standard" style:family="paragraph">
      <style:text-properties style:font-name="Calibri" style:font-name-asian="Liberation Serif" style:font-name-complex="Calibri"/>
    </style:style>
    <style:style style:name="P3" style:parent-style-name="Standard" style:family="paragraph">
      <style:text-properties style:font-name="Calibri" style:font-name-asian="Liberation Serif" style:font-name-complex="Calibri"/>
    </style:style>
    <style:style style:name="P4" style:parent-style-name="Standard" style:family="paragraph">
      <style:text-properties style:font-name="Calibri" style:font-name-asian="Liberation Serif" style:font-name-complex="Calibri"/>
    </style:style>
    <style:style style:name="P5" style:parent-style-name="Standard" style:family="paragraph">
      <style:text-properties style:font-name="Calibri" style:font-name-asian="Liberation Serif" style:font-name-complex="Calibri"/>
    </style:style>
    <style:style style:name="P6" style:parent-style-name="Standard" style:family="paragraph">
      <style:text-properties style:font-name="Calibri" style:font-name-asian="Liberation Serif" style:font-name-complex="Calibri"/>
    </style:style>
    <style:style style:name="P7" style:parent-style-name="Standard" style:family="paragraph">
      <style:text-properties style:font-name="Calibri" style:font-name-asian="Liberation Serif" style:font-name-complex="Calibri"/>
    </style:style>
    <style:style style:name="P8" style:parent-style-name="Standard" style:family="paragraph">
      <style:text-properties style:font-name="Calibri" style:font-name-asian="Liberation Serif" style:font-name-complex="Calibri"/>
    </style:style>
    <style:style style:name="P9" style:parent-style-name="Standard" style:family="paragraph">
      <style:text-properties style:font-name="Calibri" style:font-name-asian="Liberation Serif" style:font-name-complex="Calibri"/>
    </style:style>
    <style:style style:name="P10" style:parent-style-name="Standard" style:family="paragraph">
      <style:text-properties style:font-name="Calibri" style:font-name-asian="Liberation Serif" style:font-name-complex="Calibri"/>
    </style:style>
    <style:style style:name="P11" style:parent-style-name="Standard" style:family="paragraph">
      <style:text-properties style:font-name="Calibri" style:font-name-asian="Liberation Serif" style:font-name-complex="Calibri"/>
    </style:style>
    <style:style style:name="P12" style:parent-style-name="Standard" style:family="paragraph">
      <style:text-properties style:font-name="Calibri" style:font-name-asian="Liberation Serif" style:font-name-complex="Calibri"/>
    </style:style>
    <style:style style:name="P13" style:parent-style-name="Standard" style:family="paragraph">
      <style:text-properties style:font-name="Calibri" style:font-name-asian="Liberation Serif" style:font-name-complex="Calibri"/>
    </style:style>
    <style:style style:name="P14" style:parent-style-name="Standard" style:family="paragraph">
      <style:text-properties style:font-name="Calibri" style:font-name-asian="Liberation Serif" style:font-name-complex="Calibri"/>
    </style:style>
    <style:style style:name="P15" style:parent-style-name="Standard" style:family="paragraph">
      <style:text-properties style:font-name="Calibri" style:font-name-asian="Liberation Serif" style:font-name-complex="Calibri" fo:font-weight="bold" style:font-weight-asian="bold" style:font-weight-complex="bold"/>
    </style:style>
    <style:style style:name="P16" style:parent-style-name="Standard" style:family="paragraph">
      <style:text-properties style:font-name="Calibri" style:font-name-asian="Liberation Serif" style:font-name-complex="Calibri"/>
    </style:style>
    <style:style style:name="P17" style:parent-style-name="Standard" style:family="paragraph">
      <style:text-properties style:font-name="Calibri" style:font-name-asian="Liberation Serif" style:font-name-complex="Calibri"/>
    </style:style>
    <style:style style:name="P18" style:parent-style-name="Standard" style:family="paragraph">
      <style:text-properties style:font-name="Calibri" style:font-name-asian="Liberation Serif" style:font-name-complex="Calibri"/>
    </style:style>
    <style:style style:name="P19" style:parent-style-name="Standard" style:family="paragraph">
      <style:text-properties style:font-name="Calibri" style:font-name-asian="Liberation Serif" style:font-name-complex="Calibri"/>
    </style:style>
    <style:style style:name="P20" style:parent-style-name="Standard" style:family="paragraph">
      <style:text-properties style:font-name="Calibri" style:font-name-asian="Liberation Serif" style:font-name-complex="Calibri"/>
    </style:style>
    <style:style style:name="P21" style:parent-style-name="Textbody" style:family="paragraph">
      <style:text-properties style:font-name="Calibri" style:font-name-asian="Liberation Serif" style:font-name-complex="Calibri"/>
    </style:style>
    <style:style style:name="P22" style:parent-style-name="Textbody" style:family="paragraph">
      <style:text-properties style:font-name="Calibri" style:font-name-asian="Liberation Serif" style:font-name-complex="Calibri"/>
    </style:style>
    <style:style style:name="P23" style:parent-style-name="NormálWeb" style:family="paragraph">
      <style:paragraph-properties style:vertical-align="baseline" fo:margin-top="0.0416in" fo:margin-bottom="0.125in" fo:background-color="#FFFFFF"/>
    </style:style>
    <style:style style:name="T24" style:parent-style-name="markedcontent" style:family="text">
      <style:text-properties style:font-name="Calibri" style:font-name-complex="Calibri"/>
    </style:style>
    <style:style style:name="T25" style:parent-style-name="Bekezdésalapbetűtípusa" style:family="text">
      <style:text-properties style:font-name="Calibri" style:font-name-complex="Calibri"/>
    </style:style>
    <style:style style:name="T26" style:parent-style-name="markedcontent" style:family="text">
      <style:text-properties style:font-name="Calibri" style:font-name-complex="Calibri"/>
    </style:style>
    <style:style style:name="T27" style:parent-style-name="Bekezdésalapbetűtípusa" style:family="text">
      <style:text-properties style:font-name="Calibri" style:font-name-complex="Calibri"/>
    </style:style>
    <style:style style:name="T28" style:parent-style-name="markedcontent" style:family="text">
      <style:text-properties style:font-name="Calibri" style:font-name-complex="Calibri" fo:background-color="#FFFFFF"/>
    </style:style>
    <style:style style:name="T29" style:parent-style-name="Bekezdésalapbetűtípusa" style:family="text">
      <style:text-properties style:font-name="Calibri" style:font-name-complex="Calibri"/>
    </style:style>
    <style:style style:name="T30" style:parent-style-name="Bekezdésalapbetűtípusa" style:family="text">
      <style:text-properties style:font-name="Arial" style:font-name-complex="Arial" fo:color="#303030" fo:font-size="10.5pt" style:font-size-asian="10.5pt" style:font-size-complex="10.5pt"/>
    </style:style>
    <style:style style:name="P31" style:parent-style-name="NormálWeb" style:family="paragraph">
      <style:paragraph-properties style:vertical-align="baseline" fo:margin-top="0.0416in" fo:margin-bottom="0.125in" fo:background-color="#FFFFFF"/>
      <style:text-properties style:font-name="Arial" style:font-name-complex="Arial" fo:color="#303030" fo:font-size="10.5pt" style:font-size-asian="10.5pt" style:font-size-complex="10.5pt"/>
    </style:style>
    <style:style style:name="P32" style:parent-style-name="NormálWeb" style:family="paragraph">
      <style:paragraph-properties style:vertical-align="baseline" fo:margin-top="0.0416in" fo:margin-bottom="0.125in" fo:background-color="#FFFFFF"/>
      <style:text-properties style:font-name="Arial" style:font-name-complex="Arial" fo:color="#303030" fo:font-size="10.5pt" style:font-size-asian="10.5pt" style:font-size-complex="10.5pt"/>
    </style:style>
    <style:style style:name="P33" style:parent-style-name="NormálWeb" style:family="paragraph">
      <style:paragraph-properties style:vertical-align="baseline" fo:margin-top="0.0416in" fo:margin-bottom="0.125in" fo:background-color="#FFFFFF"/>
      <style:text-properties style:font-name="Arial" style:font-name-complex="Arial" fo:color="#303030" fo:font-size="10.5pt" style:font-size-asian="10.5pt" style:font-size-complex="10.5pt"/>
    </style:style>
    <style:style style:name="P34" style:parent-style-name="NormálWeb" style:family="paragraph">
      <style:paragraph-properties style:vertical-align="baseline" fo:margin-top="0.0416in" fo:margin-bottom="0.125in" fo:background-color="#FFFFFF"/>
      <style:text-properties style:font-name="Arial" style:font-name-complex="Arial" fo:color="#303030" fo:font-size="10.5pt" style:font-size-asian="10.5pt" style:font-size-complex="10.5pt"/>
    </style:style>
    <style:style style:name="P35" style:parent-style-name="NormálWeb" style:family="paragraph">
      <style:paragraph-properties style:vertical-align="baseline" fo:margin-top="0.0416in" fo:margin-bottom="0.125in" fo:background-color="#FFFFFF"/>
      <style:text-properties style:font-name="Arial" style:font-name-complex="Arial" fo:color="#303030" fo:font-size="10.5pt" style:font-size-asian="10.5pt" style:font-size-complex="10.5pt"/>
    </style:style>
    <style:style style:name="P36" style:parent-style-name="NormálWeb" style:family="paragraph">
      <style:paragraph-properties style:vertical-align="baseline" fo:margin-top="0.0416in" fo:margin-bottom="0.125in" fo:background-color="#FFFFFF"/>
      <style:text-properties style:font-name="Arial" style:font-name-complex="Arial" fo:color="#303030" fo:font-size="10.5pt" style:font-size-asian="10.5pt" style:font-size-complex="10.5pt"/>
    </style:style>
    <style:style style:name="P37" style:parent-style-name="NormálWeb" style:family="paragraph">
      <style:paragraph-properties style:vertical-align="baseline" fo:margin-top="0.0416in" fo:margin-bottom="0.125in" fo:background-color="#FFFFFF"/>
      <style:text-properties style:font-name="Arial" style:font-name-complex="Arial" fo:color="#303030" fo:font-size="10.5pt" style:font-size-asian="10.5pt" style:font-size-complex="10.5pt"/>
    </style:style>
    <style:style style:name="P38" style:parent-style-name="NormálWeb" style:family="paragraph">
      <style:paragraph-properties style:vertical-align="baseline" fo:margin-top="0.0416in" fo:margin-bottom="0.125in" fo:background-color="#FFFFFF"/>
      <style:text-properties style:font-name="Arial" style:font-name-complex="Arial" fo:color="#303030" fo:font-size="10.5pt" style:font-size-asian="10.5pt" style:font-size-complex="10.5pt"/>
    </style:style>
    <style:style style:name="P39" style:parent-style-name="NormálWeb" style:family="paragraph">
      <style:paragraph-properties style:vertical-align="baseline" fo:margin-top="0.0416in" fo:margin-bottom="0.125in" fo:background-color="#FFFFFF"/>
      <style:text-properties style:font-name="Arial" style:font-name-complex="Arial" fo:color="#303030" fo:font-size="10.5pt" style:font-size-asian="10.5pt" style:font-size-complex="10.5pt"/>
    </style:style>
    <style:style style:name="P40" style:parent-style-name="NormálWeb" style:family="paragraph">
      <style:paragraph-properties style:vertical-align="baseline" fo:margin-top="0.0416in" fo:margin-bottom="0.125in" fo:background-color="#FFFFFF"/>
    </style:style>
    <style:style style:name="T41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T42" style:parent-style-name="Bekezdésalapbetűtípusa" style:family="text">
      <style:text-properties style:font-name="Arial" style:font-name-complex="Arial" fo:background-color="#FFFFFF"/>
    </style:style>
    <style:style style:name="T43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P44" style:parent-style-name="NormálWeb" style:family="paragraph">
      <style:paragraph-properties style:vertical-align="baseline" fo:margin-top="0.0416in" fo:margin-bottom="0.125in" fo:background-color="#FFFFFF"/>
    </style:style>
    <style:style style:name="T45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P46" style:parent-style-name="NormálWeb" style:family="paragraph">
      <style:paragraph-properties style:vertical-align="baseline" fo:margin-top="0.0416in" fo:margin-bottom="0.125in" fo:background-color="#FFFFFF"/>
    </style:style>
    <style:style style:name="T47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P48" style:parent-style-name="NormálWeb" style:family="paragraph">
      <style:paragraph-properties style:vertical-align="baseline" fo:margin-top="0.0416in" fo:margin-bottom="0.125in" fo:background-color="#FFFFFF"/>
    </style:style>
    <style:style style:name="T49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P50" style:parent-style-name="NormálWeb" style:family="paragraph">
      <style:paragraph-properties style:vertical-align="baseline" fo:margin-top="0.0416in" fo:margin-bottom="0.125in" fo:background-color="#FFFFFF"/>
    </style:style>
    <style:style style:name="T51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P52" style:parent-style-name="NormálWeb" style:family="paragraph">
      <style:paragraph-properties style:vertical-align="baseline" fo:margin-top="0.0416in" fo:margin-bottom="0.125in" fo:background-color="#FFFFFF"/>
    </style:style>
    <style:style style:name="T53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P54" style:parent-style-name="NormálWeb" style:family="paragraph">
      <style:paragraph-properties style:vertical-align="baseline" fo:margin-top="0.0416in" fo:margin-bottom="0.125in" fo:background-color="#FFFFFF"/>
    </style:style>
    <style:style style:name="T55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T56" style:parent-style-name="markedcontent" style:family="text">
      <style:text-properties style:font-name="Arial" style:font-name-complex="Arial" fo:font-size="15pt" style:font-size-asian="15pt" style:font-size-complex="15pt"/>
    </style:style>
    <style:style style:name="T57" style:parent-style-name="markedcontent" style:family="text">
      <style:text-properties style:font-name="Arial" style:font-name-complex="Arial" fo:font-size="15pt" style:font-size-asian="15pt" style:font-size-complex="15pt"/>
    </style:style>
    <style:style style:name="T58" style:parent-style-name="markedcontent" style:family="text">
      <style:text-properties style:font-name="Arial" style:font-name-complex="Arial" fo:font-size="15pt" style:font-size-asian="15pt" style:font-size-complex="15pt"/>
    </style:style>
    <style:style style:name="T59" style:parent-style-name="markedcontent" style:family="text">
      <style:text-properties style:font-name="Arial" style:font-name-complex="Arial" fo:font-size="15pt" style:font-size-asian="15pt" style:font-size-complex="15pt"/>
    </style:style>
    <style:style style:name="T60" style:parent-style-name="markedcontent" style:family="text">
      <style:text-properties style:font-name="Arial" style:font-name-complex="Arial" fo:font-size="15pt" style:font-size-asian="15pt" style:font-size-complex="15pt"/>
    </style:style>
    <style:style style:name="T61" style:parent-style-name="markedcontent" style:family="text">
      <style:text-properties style:font-name="Arial" style:font-name-complex="Arial" fo:font-size="15pt" style:font-size-asian="15pt" style:font-size-complex="15pt"/>
    </style:style>
    <style:style style:name="T62" style:parent-style-name="Bekezdésalapbetűtípusa" style:family="text">
      <style:text-properties style:font-name="Arial" style:font-name-complex="Arial"/>
    </style:style>
    <style:style style:name="T63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P64" style:parent-style-name="NormálWeb" style:family="paragraph">
      <style:paragraph-properties style:vertical-align="baseline" fo:margin-top="0.0416in" fo:margin-bottom="0.125in" fo:background-color="#FFFFFF"/>
    </style:style>
    <style:style style:name="T65" style:parent-style-name="markedcontent" style:family="text">
      <style:text-properties style:font-name="Arial" style:font-name-complex="Arial" fo:font-size="15pt" style:font-size-asian="15pt" style:font-size-complex="15pt"/>
    </style:style>
    <style:style style:name="T66" style:parent-style-name="markedcontent" style:family="text">
      <style:text-properties style:font-name="Arial" style:font-name-complex="Arial" fo:font-size="15pt" style:font-size-asian="15pt" style:font-size-complex="15pt"/>
    </style:style>
    <style:style style:name="T67" style:parent-style-name="markedcontent" style:family="text">
      <style:text-properties style:font-name="Arial" style:font-name-complex="Arial" fo:font-size="15pt" style:font-size-asian="15pt" style:font-size-complex="15pt"/>
    </style:style>
    <style:style style:name="T68" style:parent-style-name="Bekezdésalapbetűtípusa" style:family="text">
      <style:text-properties style:font-name="Arial" style:font-name-complex="Arial"/>
    </style:style>
    <style:style style:name="T69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T70" style:parent-style-name="Bekezdésalapbetűtípusa" style:family="text">
      <style:text-properties style:font-name="Arial" style:font-name-complex="Arial" fo:font-size="15pt" style:font-size-asian="15pt" style:font-size-complex="15pt" fo:background-color="#FFFFFF"/>
    </style:style>
    <style:style style:name="P71" style:parent-style-name="NormálWeb" style:family="paragraph">
      <style:paragraph-properties style:vertical-align="baseline" fo:margin-top="0.0416in" fo:margin-bottom="0.125in" fo:background-color="#FFFFFF"/>
      <style:text-properties style:font-name="Arial" style:font-name-complex="Arial" fo:font-size="15pt" style:font-size-asian="15pt" style:font-size-complex="15pt" fo:background-color="#FFFFFF"/>
    </style:style>
    <style:style style:name="P72" style:parent-style-name="NormálWeb" style:family="paragraph">
      <style:paragraph-properties style:vertical-align="baseline" fo:margin-top="0.0416in" fo:margin-bottom="0.125in" fo:background-color="#FFFFFF"/>
    </style:style>
    <style:style style:name="T73" style:parent-style-name="markedcontent" style:family="text">
      <style:text-properties style:font-name="Arial" style:font-name-complex="Arial" fo:font-size="15pt" style:font-size-asian="15pt" style:font-size-complex="15pt"/>
    </style:style>
    <style:style style:name="P74" style:parent-style-name="NormálWeb" style:family="paragraph">
      <style:paragraph-properties style:vertical-align="baseline" fo:margin-top="0.0416in" fo:margin-bottom="0.125in" fo:background-color="#FFFFFF"/>
    </style:style>
    <style:style style:name="T75" style:parent-style-name="markedcontent" style:family="text">
      <style:text-properties style:font-name="Arial" style:font-name-complex="Arial" fo:font-size="15pt" style:font-size-asian="15pt" style:font-size-complex="15pt"/>
    </style:style>
    <style:style style:name="T76" style:parent-style-name="markedcontent" style:family="text">
      <style:text-properties style:font-name="Arial" style:font-name-complex="Arial" fo:font-size="15pt" style:font-size-asian="15pt" style:font-size-complex="15pt"/>
    </style:style>
    <style:style style:name="T77" style:parent-style-name="markedcontent" style:family="text">
      <style:text-properties style:font-name="Arial" style:font-name-complex="Arial" fo:font-size="15pt" style:font-size-asian="15pt" style:font-size-complex="15pt"/>
    </style:style>
    <style:style style:name="T78" style:parent-style-name="markedcontent" style:family="text">
      <style:text-properties style:font-name="Arial" style:font-name-complex="Arial" fo:font-size="15pt" style:font-size-asian="15pt" style:font-size-complex="15pt"/>
    </style:style>
    <style:style style:name="T79" style:parent-style-name="markedcontent" style:family="text">
      <style:text-properties style:font-name="Arial" style:font-name-complex="Arial" fo:font-size="15pt" style:font-size-asian="15pt" style:font-size-complex="15pt"/>
    </style:style>
    <style:style style:name="T80" style:parent-style-name="markedcontent" style:family="text">
      <style:text-properties style:font-name="Arial" style:font-name-complex="Arial" fo:font-size="15pt" style:font-size-asian="15pt" style:font-size-complex="15pt"/>
    </style:style>
    <style:style style:name="T81" style:parent-style-name="markedcontent" style:family="text">
      <style:text-properties style:font-name="Arial" style:font-name-complex="Arial" fo:font-size="15pt" style:font-size-asian="15pt" style:font-size-complex="15pt"/>
    </style:style>
    <style:style style:name="T82" style:parent-style-name="Bekezdésalapbetűtípusa" style:family="text">
      <style:text-properties style:font-name="Arial" style:font-name-complex="Arial"/>
    </style:style>
    <style:style style:name="T83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P84" style:parent-style-name="NormálWeb" style:family="paragraph">
      <style:paragraph-properties style:vertical-align="baseline" fo:margin-top="0.0416in" fo:margin-bottom="0.125in" fo:background-color="#FFFFFF"/>
    </style:style>
    <style:style style:name="P85" style:parent-style-name="NormálWeb" style:family="paragraph">
      <style:paragraph-properties style:vertical-align="baseline" fo:margin-top="0.0416in" fo:margin-bottom="0.125in" fo:background-color="#FFFFFF"/>
    </style:style>
    <style:style style:name="T86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P87" style:parent-style-name="NormálWeb" style:family="paragraph">
      <style:paragraph-properties style:vertical-align="baseline" fo:margin-top="0.0416in" fo:margin-bottom="0.125in" fo:background-color="#FFFFFF"/>
    </style:style>
    <style:style style:name="T88" style:parent-style-name="markedcontent" style:family="text">
      <style:text-properties style:font-name="Arial" style:font-name-complex="Arial" fo:font-size="15pt" style:font-size-asian="15pt" style:font-size-complex="15pt"/>
    </style:style>
    <style:style style:name="P89" style:parent-style-name="NormálWeb" style:family="paragraph">
      <style:paragraph-properties style:vertical-align="baseline" fo:margin-top="0.0416in" fo:margin-bottom="0.125in" fo:background-color="#FFFFFF"/>
    </style:style>
    <style:style style:name="T90" style:parent-style-name="markedcontent" style:family="text">
      <style:text-properties style:font-name="Arial" style:font-name-complex="Arial" fo:font-size="15pt" style:font-size-asian="15pt" style:font-size-complex="15pt"/>
    </style:style>
    <style:style style:name="P91" style:parent-style-name="NormálWeb" style:family="paragraph">
      <style:paragraph-properties style:vertical-align="baseline" fo:margin-top="0.0416in" fo:margin-bottom="0.125in" fo:background-color="#FFFFFF"/>
    </style:style>
    <style:style style:name="T92" style:parent-style-name="markedcontent" style:family="text">
      <style:text-properties style:font-name="Arial" style:font-name-complex="Arial" fo:font-size="15pt" style:font-size-asian="15pt" style:font-size-complex="15pt"/>
    </style:style>
    <style:style style:name="P93" style:parent-style-name="NormálWeb" style:family="paragraph">
      <style:paragraph-properties style:vertical-align="baseline" fo:margin-top="0.0416in" fo:margin-bottom="0.125in" fo:background-color="#FFFFFF"/>
    </style:style>
    <style:style style:name="T94" style:parent-style-name="markedcontent" style:family="text">
      <style:text-properties style:font-name="Arial" style:font-name-complex="Arial" fo:font-size="15pt" style:font-size-asian="15pt" style:font-size-complex="15pt"/>
    </style:style>
    <style:style style:name="P95" style:parent-style-name="NormálWeb" style:family="paragraph">
      <style:paragraph-properties style:vertical-align="baseline" fo:margin-top="0.0416in" fo:margin-bottom="0.125in" fo:background-color="#FFFFFF"/>
    </style:style>
    <style:style style:name="T96" style:parent-style-name="markedcontent" style:family="text">
      <style:text-properties style:font-name="Arial" style:font-name-complex="Arial" fo:font-size="15pt" style:font-size-asian="15pt" style:font-size-complex="15pt"/>
    </style:style>
    <style:style style:name="T97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P98" style:parent-style-name="NormálWeb" style:family="paragraph">
      <style:paragraph-properties style:vertical-align="baseline" fo:margin-top="0.0416in" fo:margin-bottom="0.125in" fo:background-color="#FFFFFF"/>
    </style:style>
    <style:style style:name="T99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P100" style:parent-style-name="NormálWeb" style:family="paragraph">
      <style:paragraph-properties style:vertical-align="baseline" fo:margin-top="0.0416in" fo:margin-bottom="0.125in" fo:background-color="#FFFFFF"/>
    </style:style>
    <style:style style:name="T101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P102" style:parent-style-name="NormálWeb" style:family="paragraph">
      <style:paragraph-properties style:vertical-align="baseline" fo:margin-top="0.0416in" fo:margin-bottom="0.125in" fo:background-color="#FFFFFF"/>
    </style:style>
    <style:style style:name="T103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P104" style:parent-style-name="NormálWeb" style:family="paragraph">
      <style:paragraph-properties style:vertical-align="baseline" fo:margin-top="0.0416in" fo:margin-bottom="0.125in" fo:background-color="#FFFFFF"/>
    </style:style>
    <style:style style:name="T105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P106" style:parent-style-name="NormálWeb" style:family="paragraph">
      <style:paragraph-properties style:vertical-align="baseline" fo:margin-top="0.0416in" fo:margin-bottom="0.125in" fo:background-color="#FFFFFF"/>
    </style:style>
    <style:style style:name="T107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P108" style:parent-style-name="NormálWeb" style:family="paragraph">
      <style:paragraph-properties style:vertical-align="baseline" fo:margin-top="0.0416in" fo:margin-bottom="0.125in" fo:background-color="#FFFFFF"/>
    </style:style>
    <style:style style:name="T109" style:parent-style-name="markedcontent" style:family="text">
      <style:text-properties style:font-name="Arial" style:font-name-complex="Arial" fo:font-size="15pt" style:font-size-asian="15pt" style:font-size-complex="15pt" fo:background-color="#FFFFFF"/>
    </style:style>
    <style:style style:name="P110" style:parent-style-name="Textbody" style:family="paragraph">
      <style:text-properties style:font-name="Calibri" style:font-name-asian="Liberation Serif" style:font-name-complex="Calibri"/>
    </style:style>
    <style:style style:name="P111" style:parent-style-name="Textbody" style:family="paragraph">
      <style:text-properties style:font-name-asian="Liberation Serif" style:font-name-complex="Liberation Serif"/>
    </style:style>
  </office:automatic-styles>
  <office:body>
    <office:text text:use-soft-page-breaks="true">
      <text:p text:style-name="P1">1. R(A,B)</text:p>
      <text:p text:style-name="P2"/>
      <text:p text:style-name="P3"><text:tab/>A,B→A</text:p>
      <text:p text:style-name="P4"><text:tab/>A,B→B</text:p>
      <text:p text:style-name="P5"/>
      <text:p text:style-name="P6">2. R(A,B,C)</text:p>
      <text:p text:style-name="P7"/>
      <text:p text:style-name="P8"><text:tab/>AB→B</text:p>
      <text:p text:style-name="P9"><text:tab/>AC→B</text:p>
      <text:p text:style-name="P10"><text:tab/>A→B</text:p>
      <text:p text:style-name="P11"><text:tab/>B→B</text:p>
      <text:p text:style-name="P12"/>
      <text:p text:style-name="P13">3. Igazolja, hogy ha A → B, akkor AC → B is teljesül.</text:p>
      <text:p text:style-name="P14"/>
      <text:p text:style-name="P15">A→B =&gt; AC→BC</text:p>
      <text:p text:style-name="P16">A→B=&gt;AA→AB AA=A</text:p>
      <text:p text:style-name="P17"/>
      <text:p text:style-name="P18"/>
      <text:p text:style-name="P19">4. Igazolja, hogy ha A → B és C → D, akkor AC → BD is teljesül.</text:p>
      <text:p text:style-name="P20"/>
      <text:p text:style-name="P21">b x = a<text:line-break/>d y = c<text:line-break/>=&gt;<text:s/>bdxy = ac =&gt; xy = ac/(bd)</text:p>
      <text:p text:style-name="P22"/>
      <text:p text:style-name="P23"><text:span text:style-name="T24">5. Adott az alábbi séma: R(A,B,C,D) az alábbi FD elemekkel:<text:s/></text:span><text:span text:style-name="T25"><text:line-break/></text:span><text:span text:style-name="T26">C → D, B → DC, AC → C, A → B<text:s/></text:span><text:span text:style-name="T27"><text:line-break/></text:span><text:span text:style-name="T28">Határozza meg az irreducibilis FD magot.</text:span><text:span text:style-name="T29"><text:line-break/></text:span><text:span text:style-name="T30">B → A</text:span></text:p>
      <text:p text:style-name="P31">AD → C</text:p>
      <text:p text:style-name="P32">C → B</text:p>
      <text:p text:style-name="P33">C → D</text:p>
      <text:p text:style-name="P34"/>
      <text:p text:style-name="P35">6.</text:p>
      <text:p text:style-name="P36">dátum, vevő_kód, vevő_név, termék_neve, egységár, összár</text:p>
      <text:p text:style-name="P37">dátum, vevő_kód, vevő_név-&gt;összár</text:p>
      <text:p text:style-name="P38">termék_neve-&gt;egységár</text:p>
      <text:p text:style-name="P39">7</text:p>
      <text:p text:style-name="P40"><text:span text:style-name="T41">Adott az alábbi séma: R(A,B,C,D) az alábbi FD elemekkel:<text:s/></text:span><text:span text:style-name="T42"><text:line-break/></text:span><text:span text:style-name="T43">C → D, B → DC, AC → C, A → B</text:span></text:p>
      <text:p text:style-name="P44"><text:span text:style-name="T45">elsődleges kulcs</text:span></text:p>
      <text:p text:style-name="P46"><text:span text:style-name="T47">C</text:span></text:p>
      <text:soft-page-break/>
      <text:p text:style-name="P48"><text:span text:style-name="T49">8</text:span></text:p>
      <text:p text:style-name="P50"><text:span text:style-name="T51">termék_neve</text:span></text:p>
      <text:p text:style-name="P52"><text:span text:style-name="T53">9</text:span></text:p>
      <text:p text:style-name="P54"><text:span text:style-name="T55">RENDELŐ</text:span><text:span text:style-name="T56"><text:s/>(<text:s/></text:span><text:line-break/><text:span text:style-name="T57">dátum DATE,<text:s/></text:span><text:line-break/><text:span text:style-name="T58">vevő_kód VARCHAR2(50),<text:s/></text:span><text:line-break/><text:span text:style-name="T59">vevő_név VARCHAR2(100),<text:s/></text:span><text:line-break/><text:span text:style-name="T60">termék_neve VARCHAR2(50),<text:s/></text:span><text:line-break/><text:span text:style-name="T61">összár INT<text:s/></text:span><text:span text:style-name="T62"><text:line-break/></text:span><text:span text:style-name="T63">)</text:span></text:p>
      <text:p text:style-name="P64"><text:span text:style-name="T65">termék (<text:s/></text:span><text:line-break/><text:span text:style-name="T66">termék_neve VARCHAR2(50),<text:s/></text:span><text:line-break/><text:span text:style-name="T67">egységár INT</text:span><text:span text:style-name="T68"><text:line-break/></text:span><text:span text:style-name="T69">)</text:span><text:line-break/><text:line-break/><text:span text:style-name="T70">10</text:span></text:p>
      <text:p text:style-name="P71"/>
      <text:p text:style-name="P72"><text:span text:style-name="T73">SALES REPORT (</text:span></text:p>
      <text:p text:style-name="P74"><text:span text:style-name="T75">SALESPERSON-NUMBER,<text:s/></text:span><text:line-break/><text:span text:style-name="T76">SALESPERSON-NAME,<text:s/></text:span><text:line-break/><text:span text:style-name="T77">SALES-AREA,<text:s/></text:span><text:line-break/><text:span text:style-name="T78">CUSTOMER-NUMBER,<text:s/></text:span><text:line-break/><text:span text:style-name="T79">CUSTOMER-NAME,<text:s/></text:span><text:line-break/><text:span text:style-name="T80">WAREHOUSE-NUMBER,<text:s/></text:span><text:line-break/><text:span text:style-name="T81">WAREHOUSE-LOCATION,<text:s/></text:span><text:span text:style-name="T82"><text:line-break/></text:span><text:span text:style-name="T83">SALES-AMOUNT)</text:span></text:p>
      <text:p text:style-name="P84"/>
      <text:p text:style-name="P85"><text:span text:style-name="T86">report (</text:span></text:p>
      <text:p text:style-name="P87"><text:span text:style-name="T88">SALESPERSON-NUMBER,<text:s/></text:span></text:p>
      <text:p text:style-name="P89"><text:span text:style-name="T90">SALESPERSON-NAME,<text:s/></text:span></text:p>
      <text:p text:style-name="P91"><text:span text:style-name="T92">SALES-AREA,</text:span></text:p>
      <text:p text:style-name="P93"><text:span text:style-name="T94">CUSTOMER-NUMBER,</text:span></text:p>
      <text:p text:style-name="P95"><text:span text:style-name="T96">WAREHOUSE-NUMBER,</text:span><text:line-break/><text:line-break/><text:span text:style-name="T97">SALES-AMOUNT)</text:span></text:p>
      <text:soft-page-break/>
      <text:p text:style-name="P98"><text:span text:style-name="T99">CUSTOMER(</text:span></text:p>
      <text:p text:style-name="P100"><text:span text:style-name="T101">CUSTOMER-NAME,</text:span></text:p>
      <text:p text:style-name="P102"><text:span text:style-name="T103">CUSTOMER-NUMBER)</text:span></text:p>
      <text:p text:style-name="P104"><text:span text:style-name="T105">WAREHOUSE(</text:span></text:p>
      <text:p text:style-name="P106"><text:span text:style-name="T107">WAREHOUSE-NUMBER,</text:span></text:p>
      <text:p text:style-name="P108"><text:span text:style-name="T109">WAREHOUSE-LOCATION)</text:span></text:p>
      <text:p text:style-name="P110"/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zh" style:country-asian="CN" style:language-complex="hi" style:country-complex="IN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markedcontent" style:display-name="markedcontent" style:family="text" style:parent-style-name="Bekezdésalapbetűtípusa"/>
    <style:style style:name="NormálWeb" style:display-name="Normál (Web)" style:family="paragraph" style:parent-style-name="Normá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hu" style:country-asian="H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ábor Hegedüs</dc:creator>
    <meta:creation-date>2021-12-01T12:21:00Z</meta:creation-date>
    <dc:date>2021-12-05T18:04:00Z</dc:date>
    <meta:template xlink:href="Normal.dotm" xlink:type="simple"/>
    <meta:editing-cycles>3</meta:editing-cycles>
    <meta:editing-duration>PT1740S</meta:editing-duration>
    <meta:document-statistic meta:page-count="3" meta:paragraph-count="2" meta:word-count="150" meta:character-count="1187" meta:row-count="8" meta:non-whitespace-character-count="1039"/>
  </office:meta>
</office:document-meta>
</file>